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17.59cm" style:rel-column-width="65535*"/>
    </style:style>
    <style:style style:name="Tabla1.1" style:family="table-row">
      <style:table-row-properties style:min-row-height="0cm"/>
    </style:style>
    <style:style style:name="Tabla1.A1" style:family="table-cell">
      <style:table-cell-properties fo:padding="0.097cm" fo:border="0.05pt solid #000000"/>
    </style:style>
    <style:style style:name="P1" style:family="paragraph" style:parent-style-name="Heading_20_1">
      <style:text-properties officeooo:rsid="000388f8" officeooo:paragraph-rsid="000388f8"/>
    </style:style>
    <style:style style:name="P2" style:family="paragraph" style:parent-style-name="Heading_20_1">
      <style:paragraph-properties fo:break-before="page"/>
      <style:text-properties officeooo:paragraph-rsid="000388f8"/>
    </style:style>
    <style:style style:name="P3" style:family="paragraph" style:parent-style-name="Heading_20_1">
      <style:paragraph-properties fo:break-before="page"/>
      <style:text-properties officeooo:rsid="00048d80" officeooo:paragraph-rsid="00048d80"/>
    </style:style>
    <style:style style:name="P4" style:family="paragraph" style:parent-style-name="Heading_20_1" style:list-style-name="">
      <style:text-properties officeooo:rsid="00048d80" officeooo:paragraph-rsid="00048d80"/>
    </style:style>
    <style:style style:name="P5" style:family="paragraph" style:parent-style-name="Heading_20_1" style:list-style-name="">
      <style:text-properties officeooo:paragraph-rsid="000388f8"/>
    </style:style>
    <style:style style:name="P6" style:family="paragraph" style:parent-style-name="Text_20_body">
      <style:text-properties officeooo:rsid="000388f8" officeooo:paragraph-rsid="000388f8"/>
    </style:style>
    <style:style style:name="P7" style:family="paragraph" style:parent-style-name="Text_20_body" style:list-style-name="L2">
      <style:text-properties officeooo:rsid="000388f8" officeooo:paragraph-rsid="000388f8"/>
    </style:style>
    <style:style style:name="P8" style:family="paragraph" style:parent-style-name="Text_20_body" style:list-style-name="L1">
      <style:text-properties fo:font-weight="bold" officeooo:rsid="000388f8" officeooo:paragraph-rsid="000388f8" style:font-weight-asian="bold" style:font-weight-complex="bold"/>
    </style:style>
    <style:style style:name="P9" style:family="paragraph" style:parent-style-name="Text_20_body" style:list-style-name="L1">
      <style:text-properties fo:font-weight="normal" officeooo:rsid="000388f8" officeooo:paragraph-rsid="000388f8" style:font-weight-asian="normal" style:font-weight-complex="normal"/>
    </style:style>
    <style:style style:name="P10" style:family="paragraph" style:parent-style-name="Text_20_body" style:list-style-name="L1">
      <style:text-properties fo:font-style="italic" fo:font-weight="normal" officeooo:rsid="000388f8" officeooo:paragraph-rsid="000388f8" style:font-style-asian="italic" style:font-weight-asian="normal" style:font-style-complex="italic" style:font-weight-complex="normal"/>
    </style:style>
    <style:style style:name="P11" style:family="paragraph" style:parent-style-name="Text_20_body">
      <style:text-properties fo:font-style="italic" officeooo:rsid="000388f8" officeooo:paragraph-rsid="000388f8" style:font-style-asian="italic" style:font-style-complex="italic"/>
    </style:style>
    <style:style style:name="P12" style:family="paragraph" style:parent-style-name="Text_20_body" style:list-style-name="L1">
      <style:text-properties fo:font-style="normal" fo:font-weight="normal" officeooo:rsid="000388f8" officeooo:paragraph-rsid="000388f8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officeooo:rsid="00044614" officeooo:paragraph-rsid="00044614"/>
    </style:style>
    <style:style style:name="P14" style:family="paragraph" style:parent-style-name="Text_20_body" style:list-style-name="L3">
      <style:text-properties officeooo:rsid="00044614" officeooo:paragraph-rsid="00044614"/>
    </style:style>
    <style:style style:name="P15" style:family="paragraph" style:parent-style-name="Text_20_body" style:list-style-name="L2">
      <style:text-properties officeooo:rsid="00048d80" officeooo:paragraph-rsid="00048d80"/>
    </style:style>
    <style:style style:name="P16" style:family="paragraph" style:parent-style-name="Text_20_body" style:list-style-name="L4">
      <style:text-properties officeooo:rsid="00048d80" officeooo:paragraph-rsid="00048d80"/>
    </style:style>
    <style:style style:name="P17" style:family="paragraph" style:parent-style-name="Text_20_body">
      <style:text-properties officeooo:rsid="00048d80" officeooo:paragraph-rsid="00048d80"/>
    </style:style>
    <style:style style:name="P18" style:family="paragraph" style:parent-style-name="Text_20_body">
      <style:paragraph-properties fo:margin-top="0.199cm" fo:margin-bottom="0.101cm" style:contextual-spacing="false"/>
      <style:text-properties officeooo:rsid="00048d80" officeooo:paragraph-rsid="00048d80"/>
    </style:style>
    <style:style style:name="P19" style:family="paragraph" style:parent-style-name="Text_20_body">
      <style:paragraph-properties fo:margin-top="0.199cm" fo:margin-bottom="0.101cm" style:contextual-spacing="false"/>
      <style:text-properties officeooo:rsid="00048d80" officeooo:paragraph-rsid="00059853"/>
    </style:style>
    <style:style style:name="P20" style:family="paragraph" style:parent-style-name="Text_20_body">
      <style:text-properties officeooo:paragraph-rsid="00048d80"/>
    </style:style>
    <style:style style:name="P21" style:family="paragraph" style:parent-style-name="Text_20_body">
      <style:paragraph-properties fo:margin-top="0.199cm" fo:margin-bottom="0.101cm" style:contextual-spacing="false"/>
      <style:text-properties officeooo:rsid="00059853" officeooo:paragraph-rsid="00059853"/>
    </style:style>
    <style:style style:name="P22" style:family="paragraph" style:parent-style-name="Text_20_body">
      <style:paragraph-properties fo:margin-top="0.199cm" fo:margin-bottom="0.101cm" style:contextual-spacing="false"/>
      <style:text-properties style:text-underline-style="solid" style:text-underline-width="auto" style:text-underline-color="font-color" officeooo:rsid="00059853" officeooo:paragraph-rsid="00059853"/>
    </style:style>
    <style:style style:name="P23" style:family="paragraph" style:parent-style-name="Text_20_body">
      <style:paragraph-properties fo:margin-top="0.199cm" fo:margin-bottom="0.101cm" style:contextual-spacing="false"/>
      <style:text-properties style:text-underline-style="solid" style:text-underline-width="auto" style:text-underline-color="font-color" officeooo:rsid="000673ba" officeooo:paragraph-rsid="000673ba"/>
    </style:style>
    <style:style style:name="P24" style:family="paragraph" style:parent-style-name="Text_20_body">
      <style:paragraph-properties fo:margin-top="0.199cm" fo:margin-bottom="0.101cm" style:contextual-spacing="false"/>
      <style:text-properties style:text-underline-style="solid" style:text-underline-width="auto" style:text-underline-color="font-color" officeooo:rsid="0006ff51" officeooo:paragraph-rsid="0006ff51"/>
    </style:style>
    <style:style style:name="P25" style:family="paragraph" style:parent-style-name="Text_20_body">
      <style:paragraph-properties fo:margin-top="0.199cm" fo:margin-bottom="0.101cm" style:contextual-spacing="false"/>
      <style:text-properties officeooo:rsid="000673ba" officeooo:paragraph-rsid="000673ba"/>
    </style:style>
    <style:style style:name="T1" style:family="text">
      <style:text-properties officeooo:rsid="000388f8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ff51" style:font-weight-asian="bold" style:font-weight-complex="bold"/>
    </style:style>
    <style:style style:name="T5" style:family="text">
      <style:text-properties fo:font-weight="bold" officeooo:rsid="000673b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059853" style:font-style-asian="italic" style:font-style-complex="italic"/>
    </style:style>
    <style:style style:name="T8" style:family="text">
      <style:text-properties officeooo:rsid="00059853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officeooo:rsid="00059853"/>
    </style:style>
    <style:style style:name="T11" style:family="text">
      <style:text-properties style:text-underline-style="solid" style:text-underline-width="auto" style:text-underline-color="font-color" officeooo:rsid="0006ff51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06ff51"/>
    </style:style>
    <style:style style:name="T15" style:family="text">
      <style:text-properties officeooo:rsid="000673ba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foque</text:h>
      <text:p text:style-name="P6">La aplicación estará enfocada a los empleados de la farmacia.</text:p>
      <text:p text:style-name="P13">Puede iniciar sesión en dos modos:</text:p>
      <text:list xml:id="list21404234" text:style-name="L3">
        <text:list-item>
          <text:p text:style-name="P14">CLIENTE – ESPECTADOR: No permite modificación en la base de datos, solo visualizar.</text:p>
        </text:list-item>
        <text:list-item>
          <text:p text:style-name="P14">ADMINISTRADOR: Permite cambiar datos en BBDD. Necesita contraseña, pero no puede eliminar ni crear tablas, <text:span text:style-name="T3">solo registros</text:span><text:span text:style-name="T2">.</text:span></text:p>
        </text:list-item>
      </text:list>
      <text:h text:style-name="P1" text:outline-level="1">Partes del proyecto</text:h>
      <text:p text:style-name="P6">Control de stock de empresa.</text:p>
      <text:list xml:id="list3499239763" text:style-name="L1">
        <text:list-item>
          <text:p text:style-name="P8">Interfaz gráfica (<text:span text:style-name="T2">Swing</text:span>)</text:p>
          <text:list>
            <text:list-item>
              <text:p text:style-name="P12">Visualizador de tablas </text:p>
              <text:list>
                <text:list-item>
                  <text:p text:style-name="P12">Agregar/eliminar filas - registros</text:p>
                </text:list-item>
              </text:list>
            </text:list-item>
            <text:list-item>
              <text:p text:style-name="P10">Buscador de información</text:p>
            </text:list-item>
          </text:list>
        </text:list-item>
        <text:list-item>
          <text:p text:style-name="P8">Base de datos</text:p>
          <text:list>
            <text:list-item>
              <text:p text:style-name="P9">Estructura</text:p>
            </text:list-item>
            <text:list-item>
              <text:p text:style-name="P9">Sentencias de introducción</text:p>
            </text:list-item>
          </text:list>
        </text:list-item>
      </text:list>
      <text:h text:style-name="P4" text:outline-level="1"/>
      <text:h text:style-name="P3" text:outline-level="1">Diseño de BBDD</text:h>
      <text:p text:style-name="P20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9"><text:span text:style-name="T3">ARTICULOS</text:span>(<text:span text:style-name="T3">id</text:span>, nombre, <text:span text:style-name="T8">marca</text:span>, <text:span text:style-name="T10">proveedor</text:span>, <text:span text:style-name="T8">precio, </text:span><text:span text:style-name="T15">stock</text:span>)</text:p>
            <text:p text:style-name="P22">proveedor<text:span text:style-name="T13"> foránea de PROVEEDORES</text:span></text:p>
            <text:p text:style-name="P18">– <text:span text:style-name="T6">Son medicamentos ofrecidos, se tiene en cuenta las existencias</text:span></text:p>
            <text:p text:style-name="P18"><text:span text:style-name="T6">– </text:span><text:span text:style-name="T7">Medicamentos son considerados artículos, por lo que un articulo tipo MEDICAMENTO esta relacionado con MEDICAMENTOS</text:span></text:p>
            <text:p text:style-name="P18"><text:span text:style-name="T3">MEDICAMENTOS</text:span>(<text:span text:style-name="T12">id</text:span>, masa, requiere_receta)</text:p>
            <text:p text:style-name="P22">id<text:span text:style-name="T13"> foránea de ARTICULOS</text:span></text:p>
            <text:p text:style-name="P21"><text:span text:style-name="T3">PROVEEDORES</text:span>(<text:span text:style-name="T3">id</text:span>, proveedor, num_telfn, direccion)</text:p>
            <text:p text:style-name="P21"><text:span text:style-name="T3">CLIENTES</text:span>(<text:span text:style-name="T5">id_sanitaria</text:span>, nombre, apellidos)</text:p>
            <text:p text:style-name="P21"><text:span text:style-name="T4">EMPLEADOS</text:span>(<text:span text:style-name="T3">uid</text:span>, psswd, nombre_real, apellidos, <text:span text:style-name="T15">dni, </text:span>tlfn, cargo)</text:p>
            <text:p text:style-name="P25"/>
            <text:p text:style-name="P25">– <text:span text:style-name="T6">Cliente compra articulos</text:span></text:p>
            <text:p text:style-name="P25"><text:span text:style-name="T3">CLIENTE_ARTICULOS</text:span>(<text:span text:style-name="T3">i</text:span><text:span text:style-name="T12">d_sanitaria</text:span><text:span text:style-name="T13">, </text:span><text:span text:style-name="T9">id_art,</text:span><text:span text:style-name="T13"> fecha_compra, cantidad, </text:span><text:span text:style-name="T11">dependiente</text:span>)</text:p>
            <text:p text:style-name="P23">id_sanitaria<text:span text:style-name="T13"> clave foránea de clientes</text:span></text:p>
            <text:p text:style-name="P23">id_art <text:span text:style-name="T13">clave foránea de articulo</text:span></text:p>
            <text:p text:style-name="P24">dependiente<text:span text:style-name="T13"> foránea de EMPLEADOS (uid)</text:span></text:p>
          </table:table-cell>
        </table:table-row>
      </table:table>
      <text:p text:style-name="P17"/>
      <text:h text:style-name="P5" text:outline-level="1"/>
      <text:h text:style-name="P2" text:outline-level="1"><text:span text:style-name="T1">Fases</text:span></text:h>
      <text:p text:style-name="P11">Componentes básicos para aplicación funcional</text:p>
      <text:list xml:id="list2963598264" text:style-name="L2">
        <text:list-item>
          <text:p text:style-name="P7">Creación de API (traductor entre Java y SQL)</text:p>
          <text:list>
            <text:list-item>
              <text:p text:style-name="P15">Funciones necesarias</text:p>
            </text:list-item>
          </text:list>
        </text:list-item>
      </text:list>
      <text:list xml:id="list2228163573" text:style-name="L4">
        <text:list-item>
          <text:list>
            <text:list-item>
              <text:list>
                <text:list-item>
                  <text:p text:style-name="P16"/>
                </text:list-item>
              </text:list>
            </text:list-item>
          </text:list>
        </text:list-item>
      </text:list>
      <text:list xml:id="list110753556261881" text:continue-list="list2963598264" text:style-name="L2">
        <text:list-item>
          <text:p text:style-name="P7">Implementar API en GUI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jandro Aibar Heras</meta:initial-creator>
    <meta:creation-date>2022-01-19T10:26:35.167875920</meta:creation-date>
    <dc:date>2022-01-19T11:07:52.549420235</dc:date>
    <dc:creator>Alejandro Aibar Heras</dc:creator>
    <meta:editing-duration>PT10M4S</meta:editing-duration>
    <meta:editing-cycles>4</meta:editing-cycles>
    <meta:generator>LibreOffice/7.2.4.1$Linux_X86_64 LibreOffice_project/20$Build-1</meta:generator>
    <meta:document-statistic meta:table-count="1" meta:image-count="0" meta:object-count="0" meta:page-count="3" meta:paragraph-count="35" meta:word-count="188" meta:character-count="1363" meta:non-whitespace-character-count="1217"/>
  </office:meta>
</office:document-meta>
</file>